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2bfc5" officeooo:paragraph-rsid="0002bfc5" style:font-size-asian="15.75pt" style:font-size-complex="18pt"/>
    </style:style>
    <style:style style:name="P2" style:family="paragraph" style:parent-style-name="Standard">
      <style:text-properties fo:font-size="11pt" officeooo:rsid="0002bfc5" officeooo:paragraph-rsid="0002bfc5" style:font-size-asian="9.60000038146973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olações da BCNF</text:p>
      <text:p text:style-name="P1"/>
      <text:p text:style-name="P2"><text:tab/>Para identificar violações da Boyce-Codd Normal Form checamos se no nosso modelo relacional existem depêndencias funcionais em quais, para cada depênecia não-trivial, o seu lado esquerdo é composto por atributos que não são superchave da relação. </text:p>
      <text:p text:style-name="P2"><text:tab/>O modelo proposto viola esta norma nas relações <text:span text:style-name="T1">Pessoa, Cliente, Carro, Seguradora, Seguro, Plano de Aluguer e Extra. </text:span><text:span text:style-name="T2">Em </text:span><text:span text:style-name="T1">Pessoa</text:span><text:span text:style-name="T2"> verifica-se, uma vez que, através de e-mail podemos obter atributos como nome, dataNascimento, morada e telefone. O mesmo ocorre na relação </text:span><text:span text:style-name="T1">Seguradora</text:span><text:span text:style-name="T2">, pois o atributo e-mail oferece acesso a morada e telefone. Além disto, ao analisarmos as relações </text:span><text:span text:style-name="T1">Extra</text:span><text:span text:style-name="T2"> e </text:span><text:span text:style-name="T1">Plano de Aluguer</text:span><text:span text:style-name="T2"> percebemos que ambas tem o atributo chamado nome, e por sua vez, este oferece acesso a outros atributos, sendo ele não pertencente a superchave. Já na relação </text:span><text:span text:style-name="T1">Cliente</text:span><text:span text:style-name="T2">, o mesmo explicita-se quando temos o atributo idCarta que não é chave da relação, mas fornece acesso a outros atributos. Por fim, a relação </text:span><text:span text:style-name="T1">Seguro</text:span><text:span text:style-name="T2"> viola a norma similarmente, sendo que os atributos {tipo, descrição} dão acessos a atributos seguintes.</text:span></text:p>
      <text:p text:style-name="P2"><text:span text:style-name="T2"><text:tab/>Relativamente às restantes relações propostas no modelo mencionado, não haverá quebra da Boyce-Codd Normal Form, na medida que em todas as suas DF’s o lado esquerdo é composto pela chave da relaçã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3:03:42.470143872</meta:creation-date>
    <dc:date>2023-10-31T13:23:16.146528851</dc:date>
    <meta:editing-duration>PT50S</meta:editing-duration>
    <meta:editing-cycles>1</meta:editing-cycles>
    <meta:document-statistic meta:table-count="0" meta:image-count="0" meta:object-count="0" meta:page-count="1" meta:paragraph-count="4" meta:word-count="202" meta:character-count="1286" meta:non-whitespace-character-count="1083"/>
    <meta:generator>LibreOffice/7.3.7.2$Linux_X86_64 LibreOffice_project/30$Build-2</meta:generator>
  </office:meta>
</office:document-meta>
</file>